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1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3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3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e Kisio 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FORE 24/10</text:p>
          </table:table-cell>
          <table:table-cell/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bos acceuil cnrs</text:p>
          </table:table-cell>
          <table:table-cell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0:16:45.28602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9-09-25T11:48:07.000915000</dc:date>
    <meta:editing-duration>PT1H42M16S</meta:editing-duration>
    <meta:editing-cycles>21</meta:editing-cycles>
    <meta:generator>LibreOffice/5.4.6.2$MacOSX_X86_64 LibreOffice_project/4014ce260a04f1026ba855d3b8d91541c224eab8</meta:generator>
    <meta:document-statistic meta:table-count="2" meta:cell-count="38" meta:object-count="0"/>
  </office:meta>
</office:document-meta>
</file>